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1" style:family="table-column">
      <style:table-column-properties fo:break-before="auto" style:column-width="2.955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2.42cm"/>
    </style:style>
    <style:style style:name="co18" style:family="table-column">
      <style:table-column-properties fo:break-before="auto" style:column-width="6.251cm"/>
    </style:style>
    <style:style style:name="co19" style:family="table-column">
      <style:table-column-properties fo:break-before="auto" style:column-width="1.482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1.60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0.877cm"/>
    </style:style>
    <style:style style:name="co24" style:family="table-column">
      <style:table-column-properties fo:break-before="auto" style:column-width="2.602cm"/>
    </style:style>
    <style:style style:name="co25" style:family="table-column">
      <style:table-column-properties fo:break-before="auto" style:column-width="2.633cm"/>
    </style:style>
    <style:style style:name="co26" style:family="table-column">
      <style:table-column-properties fo:break-before="auto" style:column-width="5.357cm"/>
    </style:style>
    <style:style style:name="co27" style:family="table-column">
      <style:table-column-properties fo:break-before="auto" style:column-width="3.979cm"/>
    </style:style>
    <style:style style:name="co28" style:family="table-column">
      <style:table-column-properties fo:break-before="auto" style:column-width="3.81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08"/>
    <style:style style:name="ce29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23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3">
          <table:table-cell table:style-name="ce3" table:number-columns-spanned="12" table:number-rows-spanned="1"/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7" office:value-type="string" calcext:value-type="string" table:number-columns-spanned="3" table:number-rows-spanned="1">
            <text:p>Pièce de la porte</text:p>
          </table:table-cell>
          <table:covered-table-cell table:style-name="ce17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7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0" calcext:value-type="float">
            <text:p>2080</text:p>
          </table:table-cell>
          <table:table-cell table:style-name="ce7"/>
          <table:table-cell table:formula="of:=[.E5]*([.G5]/1000)*([.H5]/1000)" office:value-type="float" office:value="0.4368" calcext:value-type="float">
            <text:p>0,4368</text:p>
          </table:table-cell>
          <table:table-cell table:formula="of:=[.J5]*[.F5]/1000" office:value-type="float" office:value="0.013104" calcext:value-type="float">
            <text:p>0,013104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68" calcext:value-type="float">
            <text:p>0,4368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4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7" calcext:value-type="float">
            <text:p>7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7" calcext:value-type="float">
            <text:p>7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7" calcext:value-type="float">
            <text:p>7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66" calcext:value-type="float">
            <text:p>0,4066</text:p>
          </table:table-cell>
          <table:table-cell table:formula="of:=[.J14]*[.F14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66" calcext:value-type="float">
            <text:p>0,4066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3" calcext:value-type="float">
            <text:p>2083</text:p>
          </table:table-cell>
          <table:table-cell table:style-name="ce7"/>
          <table:table-cell table:formula="of:=[.E27]*([.G27]/1000)*([.H27]/1000)" office:value-type="float" office:value="0.43743" calcext:value-type="float">
            <text:p>0,43743</text:p>
          </table:table-cell>
          <table:table-cell table:formula="of:=[.J27]*[.F27]/1000" office:value-type="float" office:value="0.0131229" calcext:value-type="float">
            <text:p>0,0131229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743" calcext:value-type="float">
            <text:p>0,43743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7" calcext:value-type="float">
            <text:p>7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7" calcext:value-type="float">
            <text:p>7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7" calcext:value-type="float">
            <text:p>7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72" calcext:value-type="float">
            <text:p>0,4072</text:p>
          </table:table-cell>
          <table:table-cell table:formula="of:=[.J36]*[.F36]/1000" office:value-type="float" office:value="0.012216" calcext:value-type="float">
            <text:p>0,012216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72" calcext:value-type="float">
            <text:p>0,4072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6" calcext:value-type="float">
            <text:p>0,4056</text:p>
          </table:table-cell>
          <table:table-cell table:formula="of:=[.J138]*[.F13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6" calcext:value-type="float">
            <text:p>0,405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915" calcext:value-type="float">
            <text:p>0,105915</text:p>
          </table:table-cell>
          <table:table-cell table:formula="of:=[.J139]*[.F139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915" calcext:value-type="float">
            <text:p>0,105915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915" calcext:value-type="float">
            <text:p>0,105915</text:p>
          </table:table-cell>
          <table:table-cell table:formula="of:=[.J140]*[.F140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915" calcext:value-type="float">
            <text:p>0,105915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0" calcext:value-type="float">
            <text:p>-300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0" calcext:value-type="float">
            <text:p>-300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8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8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7" calcext:value-type="float">
            <text:p>7</text:p>
          </table:table-cell>
          <table:table-cell table:style-name="ce29" office:value-type="currency" office:currency="EUR" office:value="30" calcext:value-type="currency">
            <text:p>30,00 €</text:p>
          </table:table-cell>
          <table:table-cell table:style-name="ce29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8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7" table:default-cell-style-name="ce27"/>
        <table:table-column table:style-name="co28" table:default-cell-style-name="ce27"/>
        <table:table-column table:style-name="co27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80" calcext:value-type="float">
            <text:p>2080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30" calcext:value-type="float">
            <text:p>2130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33" calcext:value-type="float">
            <text:p>2033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83" calcext:value-type="float">
            <text:p>2083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71" calcext:value-type="float">
            <text:p>871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71" calcext:value-type="float">
            <text:p>871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71" calcext:value-type="float">
            <text:p>871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935" calcext:value-type="float">
            <text:p>935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83" calcext:value-type="float">
            <text:p>2083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33" calcext:value-type="float">
            <text:p>2133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36" calcext:value-type="float">
            <text:p>2036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86" calcext:value-type="float">
            <text:p>2086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58" calcext:value-type="float">
            <text:p>958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58" calcext:value-type="float">
            <text:p>958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58" calcext:value-type="float">
            <text:p>958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22" calcext:value-type="float">
            <text:p>1022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19]-[.N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0]-[.N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1]-[.N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27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8]-[.N2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9]-[.N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0]-[.N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8]-[.N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9]-[.N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0]-[.N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8]-[.N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9]-[.N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50]-[.N5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5" calcext:value-type="float">
            <text:p>2075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5" calcext:value-type="float">
            <text:p>2125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8" calcext:value-type="float">
            <text:p>2028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8" calcext:value-type="float">
            <text:p>2078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21" calcext:value-type="float">
            <text:p>921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71" calcext:value-type="float">
            <text:p>971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21" calcext:value-type="float">
            <text:p>921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71" calcext:value-type="float">
            <text:p>971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5" calcext:value-type="float">
            <text:p>985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5" calcext:value-type="float">
            <text:p>1035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14:33:03.724588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7-10T14:40:38.537580211</dc:date>
    <meta:editing-duration>P3DT21H6M4S</meta:editing-duration>
    <meta:editing-cycles>310</meta:editing-cycles>
    <meta:generator>LibreOffice/7.0.4.2$Linux_X86_64 LibreOffice_project/00$Build-2</meta:generator>
    <meta:document-statistic meta:table-count="4" meta:cell-count="6579" meta:object-count="0"/>
  </office:meta>
</office:document-meta>
</file>